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<text:a xlink:href="https://www.moneycontrol.com/stocks/marketstats/indexcomp.php?optex=NSE&amp;opttopic=indexcomp&amp;sort=name&amp;order=1&amp;index=9" xlink:type="simple">Company Name</text:a></text:p>
          </table:table-cell>
          <table:table-cell table:style-name="ce1" office:value-type="string" calcext:value-type="string">
            <text:p><text:a xlink:href="https://www.moneycontrol.com/stocks/marketstats/indexcomp.php?optex=NSE&amp;opttopic=indexcomp&amp;sort=sector&amp;index=9&amp;order=" xlink:type="simple">Industry</text:a></text:p>
          </table:table-cell>
          <table:table-cell table:style-name="ce3" office:value-type="string" calcext:value-type="string">
            <text:p>Last</text:p>
            <text:p>Price</text:p>
          </table:table-cell>
          <table:table-cell table:style-name="ce3" office:value-type="string" calcext:value-type="string">
            <text:p>Change</text:p>
          </table:table-cell>
          <table:table-cell table:style-name="ce3" office:value-type="string" calcext:value-type="string">
            <text:p>%Chg</text:p>
          </table:table-cell>
          <table:table-cell table:style-name="ce3" office:value-type="string" calcext:value-type="string">
            <text:p>Mkt Cap</text:p>
            <text:p>(Rs cr)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infrastructuregeneral/adaniportsspecialeconomiczone/MPS" xlink:type="simple">Adani Ports</text:a></text:p>
          </table:table-cell>
          <table:table-cell office:value-type="string" calcext:value-type="string">
            <text:p><text:a xlink:href="https://www.moneycontrol.com/stocks/marketstats/indcomp.php?optex=NSE&amp;indcode=Transport%20Infrastructure" xlink:type="simple">Transport Infrastructure</text:a></text:p>
          </table:table-cell>
          <table:table-cell office:value-type="float" office:value="363.7" calcext:value-type="float">
            <text:p>363.7</text:p>
          </table:table-cell>
          <table:table-cell office:value-type="float" office:value="-0.65" calcext:value-type="float">
            <text:p>-0.65</text:p>
          </table:table-cell>
          <table:table-cell office:value-type="float" office:value="-0.18" calcext:value-type="float">
            <text:p>-0.18</text:p>
          </table:table-cell>
          <table:table-cell office:value-type="float" office:value="73894.81" calcext:value-type="float">
            <text:p>73894.81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paintsvarnishes/asianpaints/AP31" xlink:type="simple">Asian Paints</text:a></text:p>
          </table:table-cell>
          <table:table-cell office:value-type="string" calcext:value-type="string">
            <text:p><text:a xlink:href="https://www.moneycontrol.com/stocks/marketstats/indcomp.php?optex=NSE&amp;indcode=Paints" xlink:type="simple">Paints</text:a></text:p>
          </table:table-cell>
          <table:table-cell office:value-type="float" office:value="2080.45" calcext:value-type="float">
            <text:p>2080.45</text:p>
          </table:table-cell>
          <table:table-cell office:value-type="float" office:value="-39.8" calcext:value-type="float">
            <text:p>-39.8</text:p>
          </table:table-cell>
          <table:table-cell office:value-type="float" office:value="-1.88" calcext:value-type="float">
            <text:p>-1.88</text:p>
          </table:table-cell>
          <table:table-cell office:value-type="float" office:value="199556.3" calcext:value-type="float">
            <text:p>199556.3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banksprivatesector/axisbank/AB16" xlink:type="simple">Axis Bank</text:a></text:p>
          </table:table-cell>
          <table:table-cell office:value-type="string" calcext:value-type="string">
            <text:p><text:a xlink:href="https://www.moneycontrol.com/stocks/marketstats/indcomp.php?optex=NSE&amp;indcode=Bank%20-%20Private" xlink:type="simple">Bank - Private</text:a></text:p>
          </table:table-cell>
          <table:table-cell office:value-type="float" office:value="493.35" calcext:value-type="float">
            <text:p>493.35</text:p>
          </table:table-cell>
          <table:table-cell office:value-type="float" office:value="-13.85" calcext:value-type="float">
            <text:p>-13.85</text:p>
          </table:table-cell>
          <table:table-cell office:value-type="float" office:value="-2.73" calcext:value-type="float">
            <text:p>-2.73</text:p>
          </table:table-cell>
          <table:table-cell office:value-type="float" office:value="150973.05" calcext:value-type="float">
            <text:p>150973.05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auto23wheelers/bajajauto/BA10" xlink:type="simple">Bajaj Auto</text:a></text:p>
          </table:table-cell>
          <table:table-cell office:value-type="string" calcext:value-type="string">
            <text:p><text:a xlink:href="https://www.moneycontrol.com/stocks/marketstats/indcomp.php?optex=NSE&amp;indcode=Automobile%20-%202%20%26%203%20Wheelers" xlink:type="simple">Automobile - 2 &amp; 3 Wheelers</text:a></text:p>
          </table:table-cell>
          <table:table-cell office:value-type="float" office:value="2895.15" calcext:value-type="float">
            <text:p>2895.15</text:p>
          </table:table-cell>
          <table:table-cell office:value-type="float" office:value="-187.1" calcext:value-type="float">
            <text:p>-187.1</text:p>
          </table:table-cell>
          <table:table-cell office:value-type="float" office:value="-6.07" calcext:value-type="float">
            <text:p>-6.07</text:p>
          </table:table-cell>
          <table:table-cell office:value-type="float" office:value="83776.09" calcext:value-type="float">
            <text:p>83776.09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financeleasinghirepurchase/bajajfinance/BAF" xlink:type="simple">Bajaj Finance</text:a></text:p>
          </table:table-cell>
          <table:table-cell office:value-type="string" calcext:value-type="string">
            <text:p><text:a xlink:href="https://www.moneycontrol.com/stocks/marketstats/indcomp.php?optex=NSE&amp;indcode=Finance%20-%20NBFC" xlink:type="simple">Finance - NBFC</text:a></text:p>
          </table:table-cell>
          <table:table-cell office:value-type="float" office:value="3293.9" calcext:value-type="float">
            <text:p>3293.9</text:p>
          </table:table-cell>
          <table:table-cell office:value-type="float" office:value="-23" calcext:value-type="float">
            <text:p>-23</text:p>
          </table:table-cell>
          <table:table-cell office:value-type="float" office:value="-0.69" calcext:value-type="float">
            <text:p>-0.69</text:p>
          </table:table-cell>
          <table:table-cell office:value-type="float" office:value="198486.24" calcext:value-type="float">
            <text:p>198486.24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financeinvestments/bajajfinserv/BF04" xlink:type="simple">Bajaj Finserv</text:a></text:p>
          </table:table-cell>
          <table:table-cell office:value-type="string" calcext:value-type="string">
            <text:p><text:a xlink:href="https://www.moneycontrol.com/stocks/marketstats/indcomp.php?optex=NSE&amp;indcode=Finance%20-%20Investment" xlink:type="simple">Finance - Investment</text:a></text:p>
          </table:table-cell>
          <table:table-cell office:value-type="float" office:value="5700.95" calcext:value-type="float">
            <text:p>5700.95</text:p>
          </table:table-cell>
          <table:table-cell office:value-type="float" office:value="-130.6" calcext:value-type="float">
            <text:p>-130.6</text:p>
          </table:table-cell>
          <table:table-cell office:value-type="float" office:value="-2.24" calcext:value-type="float">
            <text:p>-2.24</text:p>
          </table:table-cell>
          <table:table-cell office:value-type="float" office:value="90723.46" calcext:value-type="float">
            <text:p>90723.46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telecommunicationsservice/bhartiairtel/BA08" xlink:type="simple">Bharti Airtel</text:a></text:p>
          </table:table-cell>
          <table:table-cell office:value-type="string" calcext:value-type="string">
            <text:p><text:a xlink:href="https://www.moneycontrol.com/stocks/marketstats/indcomp.php?optex=NSE&amp;indcode=Telecommunication%20-%20Service%20Provider" xlink:type="simple">Telecommunication - Service Provider</text:a></text:p>
          </table:table-cell>
          <table:table-cell office:value-type="float" office:value="434.05" calcext:value-type="float">
            <text:p>434.05</text:p>
          </table:table-cell>
          <table:table-cell office:value-type="float" office:value="-0.35" calcext:value-type="float">
            <text:p>-0.35</text:p>
          </table:table-cell>
          <table:table-cell office:value-type="float" office:value="-0.08" calcext:value-type="float">
            <text:p>-0.08</text:p>
          </table:table-cell>
          <table:table-cell office:value-type="float" office:value="236798.47" calcext:value-type="float">
            <text:p>236798.47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refineries/bharatpetroleumcorporation/BPC" xlink:type="simple">BPCL</text:a></text:p>
          </table:table-cell>
          <table:table-cell office:value-type="string" calcext:value-type="string">
            <text:p><text:a xlink:href="https://www.moneycontrol.com/stocks/marketstats/indcomp.php?optex=NSE&amp;indcode=Refineries" xlink:type="simple">Refineries</text:a></text:p>
          </table:table-cell>
          <table:table-cell office:value-type="float" office:value="346.1" calcext:value-type="float">
            <text:p>346.1</text:p>
          </table:table-cell>
          <table:table-cell office:value-type="float" office:value="-5.45" calcext:value-type="float">
            <text:p>-5.45</text:p>
          </table:table-cell>
          <table:table-cell office:value-type="float" office:value="-1.55" calcext:value-type="float">
            <text:p>-1.55</text:p>
          </table:table-cell>
          <table:table-cell office:value-type="float" office:value="75077.84" calcext:value-type="float">
            <text:p>75077.84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foodprocessing/britanniaindustries/BI" xlink:type="simple">Britannia</text:a></text:p>
          </table:table-cell>
          <table:table-cell office:value-type="string" calcext:value-type="string">
            <text:p><text:a xlink:href="https://www.moneycontrol.com/stocks/marketstats/indcomp.php?optex=NSE&amp;indcode=Consumer%20Food" xlink:type="simple">Consumer Food</text:a></text:p>
          </table:table-cell>
          <table:table-cell office:value-type="float" office:value="3485.4" calcext:value-type="float">
            <text:p>3485.4</text:p>
          </table:table-cell>
          <table:table-cell office:value-type="float" office:value="15.65" calcext:value-type="float">
            <text:p>15.65</text:p>
          </table:table-cell>
          <table:table-cell office:value-type="float" office:value="0.45" calcext:value-type="float">
            <text:p>0.45</text:p>
          </table:table-cell>
          <table:table-cell office:value-type="float" office:value="83902.51" calcext:value-type="float">
            <text:p>83902.51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pharmaceuticals/cipla/C" xlink:type="simple">Cipla</text:a></text:p>
          </table:table-cell>
          <table:table-cell office:value-type="string" calcext:value-type="string">
            <text:p><text:a xlink:href="https://www.moneycontrol.com/stocks/marketstats/indcomp.php?optex=NSE&amp;indcode=Pharmaceuticals%20%26%20Drugs" xlink:type="simple">Pharmaceuticals &amp; Drugs</text:a></text:p>
          </table:table-cell>
          <table:table-cell office:value-type="float" office:value="747.15" calcext:value-type="float">
            <text:p>747.15</text:p>
          </table:table-cell>
          <table:table-cell office:value-type="float" office:value="-10.4" calcext:value-type="float">
            <text:p>-10.4</text:p>
          </table:table-cell>
          <table:table-cell office:value-type="float" office:value="-1.37" calcext:value-type="float">
            <text:p>-1.37</text:p>
          </table:table-cell>
          <table:table-cell office:value-type="float" office:value="60247.62" calcext:value-type="float">
            <text:p>60247.62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miningminerals/coalindia/CI11" xlink:type="simple">Coal India</text:a></text:p>
          </table:table-cell>
          <table:table-cell office:value-type="string" calcext:value-type="string">
            <text:p><text:a xlink:href="https://www.moneycontrol.com/stocks/marketstats/indcomp.php?optex=NSE&amp;indcode=Coal" xlink:type="simple">Coal</text:a></text:p>
          </table:table-cell>
          <table:table-cell office:value-type="float" office:value="114.55" calcext:value-type="float">
            <text:p>114.55</text:p>
          </table:table-cell>
          <table:table-cell office:value-type="float" office:value="-3.15" calcext:value-type="float">
            <text:p>-3.15</text:p>
          </table:table-cell>
          <table:table-cell office:value-type="float" office:value="-2.68" calcext:value-type="float">
            <text:p>-2.68</text:p>
          </table:table-cell>
          <table:table-cell office:value-type="float" office:value="70594.05" calcext:value-type="float">
            <text:p>70594.05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pharmaceuticals/divislaboratories/DL03" xlink:type="simple">Divis Labs</text:a></text:p>
          </table:table-cell>
          <table:table-cell office:value-type="string" calcext:value-type="string">
            <text:p><text:a xlink:href="https://www.moneycontrol.com/stocks/marketstats/indcomp.php?optex=NSE&amp;indcode=Pharmaceuticals%20%26%20Drugs" xlink:type="simple">Pharmaceuticals &amp; Drugs</text:a></text:p>
          </table:table-cell>
          <table:table-cell office:value-type="float" office:value="3042.15" calcext:value-type="float">
            <text:p>3042.15</text:p>
          </table:table-cell>
          <table:table-cell office:value-type="float" office:value="-26.7" calcext:value-type="float">
            <text:p>-26.7</text:p>
          </table:table-cell>
          <table:table-cell office:value-type="float" office:value="-0.87" calcext:value-type="float">
            <text:p>-0.87</text:p>
          </table:table-cell>
          <table:table-cell office:value-type="float" office:value="80759.52" calcext:value-type="float">
            <text:p>80759.52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pharmaceuticals/drreddyslaboratories/DRL" xlink:type="simple">Dr Reddys Labs</text:a></text:p>
          </table:table-cell>
          <table:table-cell office:value-type="string" calcext:value-type="string">
            <text:p><text:a xlink:href="https://www.moneycontrol.com/stocks/marketstats/indcomp.php?optex=NSE&amp;indcode=Pharmaceuticals%20%26%20Drugs" xlink:type="simple">Pharmaceuticals &amp; Drugs</text:a></text:p>
          </table:table-cell>
          <table:table-cell office:value-type="float" office:value="4978.1" calcext:value-type="float">
            <text:p>4978.1</text:p>
          </table:table-cell>
          <table:table-cell office:value-type="float" office:value="-40.15" calcext:value-type="float">
            <text:p>-40.15</text:p>
          </table:table-cell>
          <table:table-cell office:value-type="float" office:value="-0.8" calcext:value-type="float">
            <text:p>-0.8</text:p>
          </table:table-cell>
          <table:table-cell office:value-type="float" office:value="82770.51" calcext:value-type="float">
            <text:p>82770.51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autolcvshcvs/eichermotors/EM" xlink:type="simple">Eicher Motors</text:a></text:p>
          </table:table-cell>
          <table:table-cell office:value-type="string" calcext:value-type="string">
            <text:p><text:a xlink:href="https://www.moneycontrol.com/stocks/marketstats/indcomp.php?optex=NSE&amp;indcode=Automobile%20-%20LCVS/%20HVCS" xlink:type="simple">Automobile - LCVS/ HVCS</text:a></text:p>
          </table:table-cell>
          <table:table-cell office:value-type="float" office:value="2108.1" calcext:value-type="float">
            <text:p>2108.1</text:p>
          </table:table-cell>
          <table:table-cell office:value-type="float" office:value="-73.8" calcext:value-type="float">
            <text:p>-73.8</text:p>
          </table:table-cell>
          <table:table-cell office:value-type="float" office:value="-3.38" calcext:value-type="float">
            <text:p>-3.38</text:p>
          </table:table-cell>
          <table:table-cell office:value-type="float" office:value="57599.44" calcext:value-type="float">
            <text:p>57599.44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oildrillingandexploration/gailindia/GAI" xlink:type="simple">GAIL</text:a></text:p>
          </table:table-cell>
          <table:table-cell office:value-type="string" calcext:value-type="string">
            <text:p><text:a xlink:href="https://www.moneycontrol.com/stocks/marketstats/indcomp.php?optex=NSE&amp;indcode=Gas%20Distribution" xlink:type="simple">Gas Distribution</text:a></text:p>
          </table:table-cell>
          <table:table-cell office:value-type="float" office:value="85.5" calcext:value-type="float">
            <text:p>85.5</text:p>
          </table:table-cell>
          <table:table-cell office:value-type="float" office:value="-1.8" calcext:value-type="float">
            <text:p>-1.8</text:p>
          </table:table-cell>
          <table:table-cell office:value-type="float" office:value="-2.06" calcext:value-type="float">
            <text:p>-2.06</text:p>
          </table:table-cell>
          <table:table-cell office:value-type="float" office:value="38561.71" calcext:value-type="float">
            <text:p>38561.71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diversified/grasimindustries/GI01" xlink:type="simple">Grasim</text:a></text:p>
          </table:table-cell>
          <table:table-cell office:value-type="string" calcext:value-type="string">
            <text:p><text:a xlink:href="https://www.moneycontrol.com/stocks/marketstats/indcomp.php?optex=NSE&amp;indcode=Diversified" xlink:type="simple">Diversified</text:a></text:p>
          </table:table-cell>
          <table:table-cell office:value-type="float" office:value="780" calcext:value-type="float">
            <text:p>780</text:p>
          </table:table-cell>
          <table:table-cell office:value-type="float" office:value="-5.2" calcext:value-type="float">
            <text:p>-5.2</text:p>
          </table:table-cell>
          <table:table-cell office:value-type="float" office:value="-0.66" calcext:value-type="float">
            <text:p>-0.66</text:p>
          </table:table-cell>
          <table:table-cell office:value-type="float" office:value="51318.4" calcext:value-type="float">
            <text:p>51318.4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computerssoftware/hcltechnologies/HCL02" xlink:type="simple">HCL Tech</text:a></text:p>
          </table:table-cell>
          <table:table-cell office:value-type="string" calcext:value-type="string">
            <text:p><text:a xlink:href="https://www.moneycontrol.com/stocks/marketstats/indcomp.php?optex=NSE&amp;indcode=IT%20Services%20%26%20Consulting" xlink:type="simple">IT Services &amp; Consulting</text:a></text:p>
          </table:table-cell>
          <table:table-cell office:value-type="float" office:value="847.8" calcext:value-type="float">
            <text:p>847.8</text:p>
          </table:table-cell>
          <table:table-cell office:value-type="float" office:value="-4.65" calcext:value-type="float">
            <text:p>-4.65</text:p>
          </table:table-cell>
          <table:table-cell office:value-type="float" office:value="-0.55" calcext:value-type="float">
            <text:p>-0.55</text:p>
          </table:table-cell>
          <table:table-cell office:value-type="float" office:value="230064.53" calcext:value-type="float">
            <text:p>230064.53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financehousing/housingdevelopmentfinancecorporation/HDF" xlink:type="simple">HDFC</text:a></text:p>
          </table:table-cell>
          <table:table-cell office:value-type="string" calcext:value-type="string">
            <text:p><text:a xlink:href="https://www.moneycontrol.com/stocks/marketstats/indcomp.php?optex=NSE&amp;indcode=Finance%20-%20Housing" xlink:type="simple">Finance - Housing</text:a></text:p>
          </table:table-cell>
          <table:table-cell office:value-type="float" office:value="2073.35" calcext:value-type="float">
            <text:p>2073.35</text:p>
          </table:table-cell>
          <table:table-cell office:value-type="float" office:value="13.65" calcext:value-type="float">
            <text:p>13.65</text:p>
          </table:table-cell>
          <table:table-cell office:value-type="float" office:value="0.66" calcext:value-type="float">
            <text:p>0.66</text:p>
          </table:table-cell>
          <table:table-cell office:value-type="float" office:value="372333.42" calcext:value-type="float">
            <text:p>372333.42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banksprivatesector/hdfcbank/HDF01" xlink:type="simple">HDFC Bank</text:a></text:p>
          </table:table-cell>
          <table:table-cell office:value-type="string" calcext:value-type="string">
            <text:p><text:a xlink:href="https://www.moneycontrol.com/stocks/marketstats/indcomp.php?optex=NSE&amp;indcode=Bank%20-%20Private" xlink:type="simple">Bank - Private</text:a></text:p>
          </table:table-cell>
          <table:table-cell office:value-type="float" office:value="1210.9" calcext:value-type="float">
            <text:p>1210.9</text:p>
          </table:table-cell>
          <table:table-cell office:value-type="float" office:value="-24.9" calcext:value-type="float">
            <text:p>-24.9</text:p>
          </table:table-cell>
          <table:table-cell office:value-type="float" office:value="-2.01" calcext:value-type="float">
            <text:p>-2.01</text:p>
          </table:table-cell>
          <table:table-cell office:value-type="float" office:value="666443.54" calcext:value-type="float">
            <text:p>666443.54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miscellaneous/hdfclifeinsurancecompanylimited/HSL01" xlink:type="simple">HDFC Life</text:a></text:p>
          </table:table-cell>
          <table:table-cell office:value-type="string" calcext:value-type="string">
            <text:p><text:a xlink:href="https://www.moneycontrol.com/stocks/marketstats/indcomp.php?optex=NSE&amp;indcode=Life%20%26%20Health%20Insurance" xlink:type="simple">Life &amp; Health Insurance</text:a></text:p>
          </table:table-cell>
          <table:table-cell office:value-type="float" office:value="578.65" calcext:value-type="float">
            <text:p>578.65</text:p>
          </table:table-cell>
          <table:table-cell office:value-type="float" office:value="14.15" calcext:value-type="float">
            <text:p>14.15</text:p>
          </table:table-cell>
          <table:table-cell office:value-type="float" office:value="2.51" calcext:value-type="float">
            <text:p>2.51</text:p>
          </table:table-cell>
          <table:table-cell office:value-type="float" office:value="116856.1" calcext:value-type="float">
            <text:p>116856.1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auto23wheelers/heromotocorp/HHM" xlink:type="simple">Hero Motocorp</text:a></text:p>
          </table:table-cell>
          <table:table-cell office:value-type="string" calcext:value-type="string">
            <text:p><text:a xlink:href="https://www.moneycontrol.com/stocks/marketstats/indcomp.php?optex=NSE&amp;indcode=Automobile%20-%202%20%26%203%20Wheelers" xlink:type="simple">Automobile - 2 &amp; 3 Wheelers</text:a></text:p>
          </table:table-cell>
          <table:table-cell office:value-type="float" office:value="2897.95" calcext:value-type="float">
            <text:p>2897.95</text:p>
          </table:table-cell>
          <table:table-cell office:value-type="float" office:value="-213.1" calcext:value-type="float">
            <text:p>-213.1</text:p>
          </table:table-cell>
          <table:table-cell office:value-type="float" office:value="-6.85" calcext:value-type="float">
            <text:p>-6.85</text:p>
          </table:table-cell>
          <table:table-cell office:value-type="float" office:value="57886.41" calcext:value-type="float">
            <text:p>57886.41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aluminium/hindalcoindustries/HI" xlink:type="simple">Hindalco</text:a></text:p>
          </table:table-cell>
          <table:table-cell office:value-type="string" calcext:value-type="string">
            <text:p><text:a xlink:href="https://www.moneycontrol.com/stocks/marketstats/indcomp.php?optex=NSE&amp;indcode=Iron%20%26%20Steel" xlink:type="simple">Iron &amp; Steel</text:a></text:p>
          </table:table-cell>
          <table:table-cell office:value-type="float" office:value="172.4" calcext:value-type="float">
            <text:p>172.4</text:p>
          </table:table-cell>
          <table:table-cell office:value-type="float" office:value="-9.85" calcext:value-type="float">
            <text:p>-9.85</text:p>
          </table:table-cell>
          <table:table-cell office:value-type="float" office:value="-5.4" calcext:value-type="float">
            <text:p>-5.4</text:p>
          </table:table-cell>
          <table:table-cell office:value-type="float" office:value="38729.29" calcext:value-type="float">
            <text:p>38729.29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personalcare/hindustanunilever/HU" xlink:type="simple">HUL</text:a></text:p>
          </table:table-cell>
          <table:table-cell office:value-type="string" calcext:value-type="string">
            <text:p><text:a xlink:href="https://www.moneycontrol.com/stocks/marketstats/indcomp.php?optex=NSE&amp;indcode=Household%20%26%20Personal%20Products" xlink:type="simple">Household &amp; Personal Products</text:a></text:p>
          </table:table-cell>
          <table:table-cell office:value-type="float" office:value="2166.75" calcext:value-type="float">
            <text:p>2166.75</text:p>
          </table:table-cell>
          <table:table-cell office:value-type="float" office:value="22.9" calcext:value-type="float">
            <text:p>22.9</text:p>
          </table:table-cell>
          <table:table-cell office:value-type="float" office:value="1.07" calcext:value-type="float">
            <text:p>1.07</text:p>
          </table:table-cell>
          <table:table-cell office:value-type="float" office:value="509090.1" calcext:value-type="float">
            <text:p>509090.1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banksprivatesector/icicibank/ICI02" xlink:type="simple">ICICI Bank</text:a></text:p>
          </table:table-cell>
          <table:table-cell office:value-type="string" calcext:value-type="string">
            <text:p><text:a xlink:href="https://www.moneycontrol.com/stocks/marketstats/indcomp.php?optex=NSE&amp;indcode=Bank%20-%20Private" xlink:type="simple">Bank - Private</text:a></text:p>
          </table:table-cell>
          <table:table-cell office:value-type="float" office:value="404.45" calcext:value-type="float">
            <text:p>404.45</text:p>
          </table:table-cell>
          <table:table-cell office:value-type="float" office:value="-12.5" calcext:value-type="float">
            <text:p>-12.5</text:p>
          </table:table-cell>
          <table:table-cell office:value-type="float" office:value="-3" calcext:value-type="float">
            <text:p>-3</text:p>
          </table:table-cell>
          <table:table-cell office:value-type="float" office:value="278938.74" calcext:value-type="float">
            <text:p>278938.74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banksprivatesector/indusindbank/IIB" xlink:type="simple">IndusInd Bank</text:a></text:p>
          </table:table-cell>
          <table:table-cell office:value-type="string" calcext:value-type="string">
            <text:p><text:a xlink:href="https://www.moneycontrol.com/stocks/marketstats/indcomp.php?optex=NSE&amp;indcode=Bank%20-%20Private" xlink:type="simple">Bank - Private</text:a></text:p>
          </table:table-cell>
          <table:table-cell office:value-type="float" office:value="616.65" calcext:value-type="float">
            <text:p>616.65</text:p>
          </table:table-cell>
          <table:table-cell office:value-type="float" office:value="8.5" calcext:value-type="float">
            <text:p>8.5</text:p>
          </table:table-cell>
          <table:table-cell office:value-type="float" office:value="1.4" calcext:value-type="float">
            <text:p>1.4</text:p>
          </table:table-cell>
          <table:table-cell office:value-type="float" office:value="46646.6" calcext:value-type="float">
            <text:p>46646.6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computerssoftware/infosys/IT" xlink:type="simple">Infosys</text:a></text:p>
          </table:table-cell>
          <table:table-cell office:value-type="string" calcext:value-type="string">
            <text:p><text:a xlink:href="https://www.moneycontrol.com/stocks/marketstats/indcomp.php?optex=NSE&amp;indcode=IT%20Services%20%26%20Consulting" xlink:type="simple">IT Services &amp; Consulting</text:a></text:p>
          </table:table-cell>
          <table:table-cell office:value-type="float" office:value="1112.45" calcext:value-type="float">
            <text:p>1112.45</text:p>
          </table:table-cell>
          <table:table-cell office:value-type="float" office:value="-10.05" calcext:value-type="float">
            <text:p>-10.05</text:p>
          </table:table-cell>
          <table:table-cell office:value-type="float" office:value="-0.9" calcext:value-type="float">
            <text:p>-0.9</text:p>
          </table:table-cell>
          <table:table-cell office:value-type="float" office:value="473838.29" calcext:value-type="float">
            <text:p>473838.29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refineries/indianoilcorporation/IOC" xlink:type="simple">IOC</text:a></text:p>
          </table:table-cell>
          <table:table-cell office:value-type="string" calcext:value-type="string">
            <text:p><text:a xlink:href="https://www.moneycontrol.com/stocks/marketstats/indcomp.php?optex=NSE&amp;indcode=Refineries" xlink:type="simple">Refineries</text:a></text:p>
          </table:table-cell>
          <table:table-cell office:value-type="float" office:value="78.1" calcext:value-type="float">
            <text:p>78.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9" calcext:value-type="float">
            <text:p>-0.19</text:p>
          </table:table-cell>
          <table:table-cell office:value-type="float" office:value="73524.58" calcext:value-type="float">
            <text:p>73524.58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cigarettes/itc/ITC" xlink:type="simple">ITC</text:a></text:p>
          </table:table-cell>
          <table:table-cell office:value-type="string" calcext:value-type="string">
            <text:p><text:a xlink:href="https://www.moneycontrol.com/stocks/marketstats/indcomp.php?optex=NSE&amp;indcode=Cigarettes/Tobacco" xlink:type="simple">Cigarettes/Tobacco</text:a></text:p>
          </table:table-cell>
          <table:table-cell office:value-type="float" office:value="168.55" calcext:value-type="float">
            <text:p>168.55</text:p>
          </table:table-cell>
          <table:table-cell office:value-type="float" office:value="-2.2" calcext:value-type="float">
            <text:p>-2.2</text:p>
          </table:table-cell>
          <table:table-cell office:value-type="float" office:value="-1.29" calcext:value-type="float">
            <text:p>-1.29</text:p>
          </table:table-cell>
          <table:table-cell office:value-type="float" office:value="207401.39" calcext:value-type="float">
            <text:p>207401.39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steellarge/jswsteel/JSW01" xlink:type="simple">JSW Steel</text:a></text:p>
          </table:table-cell>
          <table:table-cell office:value-type="string" calcext:value-type="string">
            <text:p><text:a xlink:href="https://www.moneycontrol.com/stocks/marketstats/indcomp.php?optex=NSE&amp;indcode=Iron%20%26%20Steel" xlink:type="simple">Iron &amp; Steel</text:a></text:p>
          </table:table-cell>
          <table:table-cell office:value-type="float" office:value="308.3" calcext:value-type="float">
            <text:p>308.3</text:p>
          </table:table-cell>
          <table:table-cell office:value-type="float" office:value="-12.95" calcext:value-type="float">
            <text:p>-12.95</text:p>
          </table:table-cell>
          <table:table-cell office:value-type="float" office:value="-4.03" calcext:value-type="float">
            <text:p>-4.03</text:p>
          </table:table-cell>
          <table:table-cell office:value-type="float" office:value="74522.91" calcext:value-type="float">
            <text:p>74522.91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banksprivatesector/kotakmahindrabank/KMB" xlink:type="simple">Kotak Mahindra</text:a></text:p>
          </table:table-cell>
          <table:table-cell office:value-type="string" calcext:value-type="string">
            <text:p><text:a xlink:href="https://www.moneycontrol.com/stocks/marketstats/indcomp.php?optex=NSE&amp;indcode=Bank%20-%20Private" xlink:type="simple">Bank - Private</text:a></text:p>
          </table:table-cell>
          <table:table-cell office:value-type="float" office:value="1416.9" calcext:value-type="float">
            <text:p>1416.9</text:p>
          </table:table-cell>
          <table:table-cell office:value-type="float" office:value="33.85" calcext:value-type="float">
            <text:p>33.85</text:p>
          </table:table-cell>
          <table:table-cell office:value-type="float" office:value="2.45" calcext:value-type="float">
            <text:p>2.45</text:p>
          </table:table-cell>
          <table:table-cell office:value-type="float" office:value="280460.4" calcext:value-type="float">
            <text:p>280460.4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infrastructuregeneral/larsentoubro/LT" xlink:type="simple">Larsen</text:a></text:p>
          </table:table-cell>
          <table:table-cell office:value-type="string" calcext:value-type="string">
            <text:p><text:a xlink:href="https://www.moneycontrol.com/stocks/marketstats/indcomp.php?optex=NSE&amp;indcode=Engineering%20%26%20Construction" xlink:type="simple">Engineering &amp; Construction</text:a></text:p>
          </table:table-cell>
          <table:table-cell office:value-type="float" office:value="951.75" calcext:value-type="float">
            <text:p>951.75</text:p>
          </table:table-cell>
          <table:table-cell office:value-type="float" office:value="10.5" calcext:value-type="float">
            <text:p>10.5</text:p>
          </table:table-cell>
          <table:table-cell office:value-type="float" office:value="1.12" calcext:value-type="float">
            <text:p>1.12</text:p>
          </table:table-cell>
          <table:table-cell office:value-type="float" office:value="133629.02" calcext:value-type="float">
            <text:p>133629.02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autocarsjeeps/mahindramahindra/MM" xlink:type="simple">M&amp;M</text:a></text:p>
          </table:table-cell>
          <table:table-cell office:value-type="string" calcext:value-type="string">
            <text:p><text:a xlink:href="https://www.moneycontrol.com/stocks/marketstats/indcomp.php?optex=NSE&amp;indcode=Automobile%20-%20Auto%20%26%20Truck%20Manufacturers" xlink:type="simple">Automobile - Auto &amp; Truck Manufacturers</text:a></text:p>
          </table:table-cell>
          <table:table-cell office:value-type="float" office:value="597.15" calcext:value-type="float">
            <text:p>597.15</text:p>
          </table:table-cell>
          <table:table-cell office:value-type="float" office:value="-28" calcext:value-type="float">
            <text:p>-28</text:p>
          </table:table-cell>
          <table:table-cell office:value-type="float" office:value="-4.48" calcext:value-type="float">
            <text:p>-4.48</text:p>
          </table:table-cell>
          <table:table-cell office:value-type="float" office:value="74237.24" calcext:value-type="float">
            <text:p>74237.24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autocarsjeeps/marutisuzukiindia/MS24" xlink:type="simple">Maruti Suzuki</text:a></text:p>
          </table:table-cell>
          <table:table-cell office:value-type="string" calcext:value-type="string">
            <text:p><text:a xlink:href="https://www.moneycontrol.com/stocks/marketstats/indcomp.php?optex=NSE&amp;indcode=Automobile%20-%20Passenger%20Cars" xlink:type="simple">Automobile - Passenger Cars</text:a></text:p>
          </table:table-cell>
          <table:table-cell office:value-type="float" office:value="7054.8" calcext:value-type="float">
            <text:p>7054.8</text:p>
          </table:table-cell>
          <table:table-cell office:value-type="float" office:value="-48.45" calcext:value-type="float">
            <text:p>-48.45</text:p>
          </table:table-cell>
          <table:table-cell office:value-type="float" office:value="-0.68" calcext:value-type="float">
            <text:p>-0.68</text:p>
          </table:table-cell>
          <table:table-cell office:value-type="float" office:value="213111.44" calcext:value-type="float">
            <text:p>213111.44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foodprocessing/nestleindia/NI" xlink:type="simple">Nestle</text:a></text:p>
          </table:table-cell>
          <table:table-cell office:value-type="string" calcext:value-type="string">
            <text:p><text:a xlink:href="https://www.moneycontrol.com/stocks/marketstats/indcomp.php?optex=NSE&amp;indcode=Consumer%20Food" xlink:type="simple">Consumer Food</text:a></text:p>
          </table:table-cell>
          <table:table-cell office:value-type="float" office:value="16259.35" calcext:value-type="float">
            <text:p>16259.35</text:p>
          </table:table-cell>
          <table:table-cell office:value-type="float" office:value="393.9" calcext:value-type="float">
            <text:p>393.9</text:p>
          </table:table-cell>
          <table:table-cell office:value-type="float" office:value="2.48" calcext:value-type="float">
            <text:p>2.48</text:p>
          </table:table-cell>
          <table:table-cell office:value-type="float" office:value="156765.69" calcext:value-type="float">
            <text:p>156765.69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powergenerationdistribution/ntpc/NTP" xlink:type="simple">NTPC</text:a></text:p>
          </table:table-cell>
          <table:table-cell office:value-type="string" calcext:value-type="string">
            <text:p><text:a xlink:href="https://www.moneycontrol.com/stocks/marketstats/indcomp.php?optex=NSE&amp;indcode=Power%20Generation/Distribution" xlink:type="simple">Power Generation/Distribution</text:a></text:p>
          </table:table-cell>
          <table:table-cell office:value-type="float" office:value="85.95" calcext:value-type="float">
            <text:p>85.95</text:p>
          </table:table-cell>
          <table:table-cell office:value-type="float" office:value="-0.3" calcext:value-type="float">
            <text:p>-0.3</text:p>
          </table:table-cell>
          <table:table-cell office:value-type="float" office:value="-0.35" calcext:value-type="float">
            <text:p>-0.35</text:p>
          </table:table-cell>
          <table:table-cell office:value-type="float" office:value="85043.72" calcext:value-type="float">
            <text:p>85043.72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oildrillingandexploration/oilnaturalgascorporation/ONG" xlink:type="simple">ONGC</text:a></text:p>
          </table:table-cell>
          <table:table-cell office:value-type="string" calcext:value-type="string">
            <text:p><text:a xlink:href="https://www.moneycontrol.com/stocks/marketstats/indcomp.php?optex=NSE&amp;indcode=Oil%20Exploration%20and%20Production" xlink:type="simple">Oil Exploration and Production</text:a></text:p>
          </table:table-cell>
          <table:table-cell office:value-type="float" office:value="68.2" calcext:value-type="float">
            <text:p>68.2</text:p>
          </table:table-cell>
          <table:table-cell office:value-type="float" office:value="-0.8" calcext:value-type="float">
            <text:p>-0.8</text:p>
          </table:table-cell>
          <table:table-cell office:value-type="float" office:value="-1.16" calcext:value-type="float">
            <text:p>-1.16</text:p>
          </table:table-cell>
          <table:table-cell office:value-type="float" office:value="85797.5" calcext:value-type="float">
            <text:p>85797.5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powergenerationdistribution/powergridcorporationindia/PGC" xlink:type="simple">Power Grid Corp</text:a></text:p>
          </table:table-cell>
          <table:table-cell office:value-type="string" calcext:value-type="string">
            <text:p><text:a xlink:href="https://www.moneycontrol.com/stocks/marketstats/indcomp.php?optex=NSE&amp;indcode=Power%20Generation/Distribution" xlink:type="simple">Power Generation/Distribution</text:a></text:p>
          </table:table-cell>
          <table:table-cell office:value-type="float" office:value="172.05" calcext:value-type="float">
            <text:p>172.05</text:p>
          </table:table-cell>
          <table:table-cell office:value-type="float" office:value="1.9" calcext:value-type="float">
            <text:p>1.9</text:p>
          </table:table-cell>
          <table:table-cell office:value-type="float" office:value="1.12" calcext:value-type="float">
            <text:p>1.12</text:p>
          </table:table-cell>
          <table:table-cell office:value-type="float" office:value="90009.5" calcext:value-type="float">
            <text:p>90009.5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refineries/relianceindustries/RI" xlink:type="simple">Reliance</text:a></text:p>
          </table:table-cell>
          <table:table-cell office:value-type="string" calcext:value-type="string">
            <text:p><text:a xlink:href="https://www.moneycontrol.com/stocks/marketstats/indcomp.php?optex=NSE&amp;indcode=Oil%20Exploration%20and%20Production" xlink:type="simple">Oil Exploration and Production</text:a></text:p>
          </table:table-cell>
          <table:table-cell office:value-type="float" office:value="2029.1" calcext:value-type="float">
            <text:p>2029.1</text:p>
          </table:table-cell>
          <table:table-cell office:value-type="float" office:value="-83.95" calcext:value-type="float">
            <text:p>-83.95</text:p>
          </table:table-cell>
          <table:table-cell office:value-type="float" office:value="-3.97" calcext:value-type="float">
            <text:p>-3.97</text:p>
          </table:table-cell>
          <table:table-cell office:value-type="float" office:value="1307768.64" calcext:value-type="float">
            <text:p>1307768.64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bankspublicsector/statebankindia/SBI" xlink:type="simple">SBI</text:a></text:p>
          </table:table-cell>
          <table:table-cell office:value-type="string" calcext:value-type="string">
            <text:p><text:a xlink:href="https://www.moneycontrol.com/stocks/marketstats/indcomp.php?optex=NSE&amp;indcode=Bank%20-%20Public" xlink:type="simple">Bank - Public</text:a></text:p>
          </table:table-cell>
          <table:table-cell office:value-type="float" office:value="196.7" calcext:value-type="float">
            <text:p>196.7</text:p>
          </table:table-cell>
          <table:table-cell office:value-type="float" office:value="-6.1" calcext:value-type="float">
            <text:p>-6.1</text:p>
          </table:table-cell>
          <table:table-cell office:value-type="float" office:value="-3.01" calcext:value-type="float">
            <text:p>-3.01</text:p>
          </table:table-cell>
          <table:table-cell office:value-type="float" office:value="175547.11" calcext:value-type="float">
            <text:p>175547.11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diversified/sbilifeinsurancecompany/SLI03" xlink:type="simple">SBI Life Insura</text:a></text:p>
          </table:table-cell>
          <table:table-cell office:value-type="string" calcext:value-type="string">
            <text:p><text:a xlink:href="https://www.moneycontrol.com/stocks/marketstats/indcomp.php?optex=NSE&amp;indcode=Life%20%26%20Health%20Insurance" xlink:type="simple">Life &amp; Health Insurance</text:a></text:p>
          </table:table-cell>
          <table:table-cell office:value-type="float" office:value="778.85" calcext:value-type="float">
            <text:p>778.85</text:p>
          </table:table-cell>
          <table:table-cell office:value-type="float" office:value="8.15" calcext:value-type="float">
            <text:p>8.15</text:p>
          </table:table-cell>
          <table:table-cell office:value-type="float" office:value="1.06" calcext:value-type="float">
            <text:p>1.06</text:p>
          </table:table-cell>
          <table:table-cell office:value-type="float" office:value="77888.83" calcext:value-type="float">
            <text:p>77888.83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cementmajor/shreecements/SC12" xlink:type="simple">Shree Cements</text:a></text:p>
          </table:table-cell>
          <table:table-cell office:value-type="string" calcext:value-type="string">
            <text:p><text:a xlink:href="https://www.moneycontrol.com/stocks/marketstats/indcomp.php?optex=NSE&amp;indcode=Cement" xlink:type="simple">Cement</text:a></text:p>
          </table:table-cell>
          <table:table-cell office:value-type="float" office:value="20424.7" calcext:value-type="float">
            <text:p>20424.7</text:p>
          </table:table-cell>
          <table:table-cell office:value-type="float" office:value="-96.45" calcext:value-type="float">
            <text:p>-96.45</text:p>
          </table:table-cell>
          <table:table-cell office:value-type="float" office:value="-0.47" calcext:value-type="float">
            <text:p>-0.47</text:p>
          </table:table-cell>
          <table:table-cell office:value-type="float" office:value="73693.85" calcext:value-type="float">
            <text:p>73693.85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pharmaceuticals/sunpharmaceuticalindustries/SPI" xlink:type="simple">Sun Pharma</text:a></text:p>
          </table:table-cell>
          <table:table-cell office:value-type="string" calcext:value-type="string">
            <text:p><text:a xlink:href="https://www.moneycontrol.com/stocks/marketstats/indcomp.php?optex=NSE&amp;indcode=Pharmaceuticals%20%26%20Drugs" xlink:type="simple">Pharmaceuticals &amp; Drugs</text:a></text:p>
          </table:table-cell>
          <table:table-cell office:value-type="float" office:value="474.5" calcext:value-type="float">
            <text:p>474.5</text:p>
          </table:table-cell>
          <table:table-cell office:value-type="float" office:value="-10" calcext:value-type="float">
            <text:p>-10</text:p>
          </table:table-cell>
          <table:table-cell office:value-type="float" office:value="-2.06" calcext:value-type="float">
            <text:p>-2.06</text:p>
          </table:table-cell>
          <table:table-cell office:value-type="float" office:value="113848.44" calcext:value-type="float">
            <text:p>113848.44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autolcvshcvs/tatamotors/TM03" xlink:type="simple">Tata Motors</text:a></text:p>
          </table:table-cell>
          <table:table-cell office:value-type="string" calcext:value-type="string">
            <text:p><text:a xlink:href="https://www.moneycontrol.com/stocks/marketstats/indcomp.php?optex=NSE&amp;indcode=Automobile%20-%20LCVS/%20HVCS" xlink:type="simple">Automobile - LCVS/ HVCS</text:a></text:p>
          </table:table-cell>
          <table:table-cell office:value-type="float" office:value="133.7" calcext:value-type="float">
            <text:p>133.7</text:p>
          </table:table-cell>
          <table:table-cell office:value-type="float" office:value="-3.3" calcext:value-type="float">
            <text:p>-3.3</text:p>
          </table:table-cell>
          <table:table-cell office:value-type="float" office:value="-2.41" calcext:value-type="float">
            <text:p>-2.41</text:p>
          </table:table-cell>
          <table:table-cell office:value-type="float" office:value="41299.58" calcext:value-type="float">
            <text:p>41299.58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steellarge/tatasteel/TIS" xlink:type="simple">Tata Steel</text:a></text:p>
          </table:table-cell>
          <table:table-cell office:value-type="string" calcext:value-type="string">
            <text:p><text:a xlink:href="https://www.moneycontrol.com/stocks/marketstats/indcomp.php?optex=NSE&amp;indcode=Iron%20%26%20Steel" xlink:type="simple">Iron &amp; Steel</text:a></text:p>
          </table:table-cell>
          <table:table-cell office:value-type="float" office:value="408.4" calcext:value-type="float">
            <text:p>408.4</text:p>
          </table:table-cell>
          <table:table-cell office:value-type="float" office:value="-15.05" calcext:value-type="float">
            <text:p>-15.05</text:p>
          </table:table-cell>
          <table:table-cell office:value-type="float" office:value="-3.55" calcext:value-type="float">
            <text:p>-3.55</text:p>
          </table:table-cell>
          <table:table-cell office:value-type="float" office:value="46005.84" calcext:value-type="float">
            <text:p>46005.84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computerssoftware/tataconsultancyservices/TCS" xlink:type="simple">TCS</text:a></text:p>
          </table:table-cell>
          <table:table-cell office:value-type="string" calcext:value-type="string">
            <text:p><text:a xlink:href="https://www.moneycontrol.com/stocks/marketstats/indcomp.php?optex=NSE&amp;indcode=IT%20Services%20%26%20Consulting" xlink:type="simple">IT Services &amp; Consulting</text:a></text:p>
          </table:table-cell>
          <table:table-cell office:value-type="float" office:value="2688.2" calcext:value-type="float">
            <text:p>2688.2</text:p>
          </table:table-cell>
          <table:table-cell office:value-type="float" office:value="1.4" calcext:value-type="float">
            <text:p>1.4</text:p>
          </table:table-cell>
          <table:table-cell office:value-type="float" office:value="0.05" calcext:value-type="float">
            <text:p>0.05</text:p>
          </table:table-cell>
          <table:table-cell office:value-type="float" office:value="1008716.06" calcext:value-type="float">
            <text:p>1008716.06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computerssoftware/techmahindra/TM4" xlink:type="simple">Tech Mahindra</text:a></text:p>
          </table:table-cell>
          <table:table-cell office:value-type="string" calcext:value-type="string">
            <text:p><text:a xlink:href="https://www.moneycontrol.com/stocks/marketstats/indcomp.php?optex=NSE&amp;indcode=IT%20Services%20%26%20Consulting" xlink:type="simple">IT Services &amp; Consulting</text:a></text:p>
          </table:table-cell>
          <table:table-cell office:value-type="float" office:value="819.25" calcext:value-type="float">
            <text:p>819.25</text:p>
          </table:table-cell>
          <table:table-cell office:value-type="float" office:value="-29" calcext:value-type="float">
            <text:p>-29</text:p>
          </table:table-cell>
          <table:table-cell office:value-type="float" office:value="-3.42" calcext:value-type="float">
            <text:p>-3.42</text:p>
          </table:table-cell>
          <table:table-cell office:value-type="float" office:value="79207.05" calcext:value-type="float">
            <text:p>79207.05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miscellaneous/titancompany/TI01" xlink:type="simple">Titan Company</text:a></text:p>
          </table:table-cell>
          <table:table-cell office:value-type="string" calcext:value-type="string">
            <text:p><text:a xlink:href="https://www.moneycontrol.com/stocks/marketstats/indcomp.php?optex=NSE&amp;indcode=Diamond%20%20%26%20%20Jewellery" xlink:type="simple">Diamond &amp; Jewellery</text:a></text:p>
          </table:table-cell>
          <table:table-cell office:value-type="float" office:value="1215.5" calcext:value-type="float">
            <text:p>1215.5</text:p>
          </table:table-cell>
          <table:table-cell office:value-type="float" office:value="-26.2" calcext:value-type="float">
            <text:p>-26.2</text:p>
          </table:table-cell>
          <table:table-cell office:value-type="float" office:value="-2.11" calcext:value-type="float">
            <text:p>-2.11</text:p>
          </table:table-cell>
          <table:table-cell office:value-type="float" office:value="107910.41" calcext:value-type="float">
            <text:p>107910.41</text:p>
          </table:table-cell>
        </table:table-row>
        <table:table-row table:style-name="ro1">
          <table:table-cell office:value-type="string" calcext:value-type="string">
            <text:p><text:a xlink:href="https://www.moneycontrol.com/india/stockpricequote/cementmajor/ultratechcement/UTC01" xlink:type="simple">UltraTechCement</text:a><text:a xlink:href="javascript:void(0);" xlink:type="simple"> </text:a></text:p>
          </table:table-cell>
          <table:table-cell office:value-type="string" calcext:value-type="string">
            <text:p><text:a xlink:href="https://www.moneycontrol.com/stocks/marketstats/indcomp.php?optex=NSE&amp;indcode=Cement" xlink:type="simple">Cement</text:a></text:p>
          </table:table-cell>
          <table:table-cell office:value-type="float" office:value="4485.4" calcext:value-type="float">
            <text:p>4485.4</text:p>
          </table:table-cell>
          <table:table-cell office:value-type="float" office:value="-19.15" calcext:value-type="float">
            <text:p>-19.15</text:p>
          </table:table-cell>
          <table:table-cell office:value-type="float" office:value="-0.43" calcext:value-type="float">
            <text:p>-0.43</text:p>
          </table:table-cell>
          <table:table-cell office:value-type="float" office:value="129461.91" calcext:value-type="float">
            <text:p>129461.91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chemicals/upl/UP04" xlink:type="simple">UPL</text:a></text:p>
          </table:table-cell>
          <table:table-cell office:value-type="string" calcext:value-type="string">
            <text:p><text:a xlink:href="https://www.moneycontrol.com/stocks/marketstats/indcomp.php?optex=NSE&amp;indcode=Pesticides%20%26%20Agrochemicals" xlink:type="simple">Pesticides &amp; Agrochemicals</text:a></text:p>
          </table:table-cell>
          <table:table-cell office:value-type="float" office:value="433.4" calcext:value-type="float">
            <text:p>433.4</text:p>
          </table:table-cell>
          <table:table-cell office:value-type="float" office:value="-17.55" calcext:value-type="float">
            <text:p>-17.55</text:p>
          </table:table-cell>
          <table:table-cell office:value-type="float" office:value="-3.89" calcext:value-type="float">
            <text:p>-3.89</text:p>
          </table:table-cell>
          <table:table-cell office:value-type="float" office:value="33113.73" calcext:value-type="float">
            <text:p>33113.73</text:p>
          </table:table-cell>
        </table:table-row>
        <table:table-row table:style-name="ro2">
          <table:table-cell office:value-type="string" calcext:value-type="string">
            <text:p><text:a xlink:href="https://www.moneycontrol.com/india/stockpricequote/computerssoftware/wipro/W" xlink:type="simple">Wipro</text:a></text:p>
          </table:table-cell>
          <table:table-cell office:value-type="string" calcext:value-type="string">
            <text:p><text:a xlink:href="https://www.moneycontrol.com/stocks/marketstats/indcomp.php?optex=NSE&amp;indcode=IT%20Services%20%26%20Consulting" xlink:type="simple">IT Services &amp; Consulting</text:a></text:p>
          </table:table-cell>
          <table:table-cell office:value-type="float" office:value="339.8" calcext:value-type="float">
            <text:p>339.8</text:p>
          </table:table-cell>
          <table:table-cell office:value-type="float" office:value="-2.6" calcext:value-type="float">
            <text:p>-2.6</text:p>
          </table:table-cell>
          <table:table-cell office:value-type="float" office:value="-0.76" calcext:value-type="float">
            <text:p>-0.76</text:p>
          </table:table-cell>
          <table:table-cell office:value-type="float" office:value="194194.56" calcext:value-type="float">
            <text:p>194194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20:07:42.049833054</meta:creation-date>
    <dc:date>2020-10-26T20:10:05.512116601</dc:date>
    <meta:editing-duration>PT2M24S</meta:editing-duration>
    <meta:editing-cycles>1</meta:editing-cycles>
    <meta:generator>LibreOffice/6.4.5.2$Linux_X86_64 LibreOffice_project/40$Build-2</meta:generator>
    <meta:document-statistic meta:table-count="1" meta:cell-count="306" meta:object-count="0"/>
  </office:meta>
</office:document-meta>
</file>